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Titre2" style:family="paragraph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StrongEmphasis" style:family="text">
      <style:text-properties fo:font-size="10.5pt" style:font-size-asian="10.5pt" style:font-size-complex="10.5pt"/>
    </style:style>
    <style:style style:name="T6" style:parent-style-name="Policepardéfaut" style:family="text">
      <style:text-properties fo:font-size="10.5pt" style:font-size-asian="10.5pt" style:font-size-complex="10.5pt"/>
    </style:style>
    <style:style style:name="T7" style:parent-style-name="Policepardéfaut" style:family="text">
      <style:text-properties fo:font-size="10.5pt" style:font-size-asian="10.5pt" style:font-size-complex="10.5pt"/>
    </style:style>
    <style:style style:name="T8" style:parent-style-name="Policepardéfaut" style:family="text">
      <style:text-properties fo:font-size="10.5pt" style:font-size-asian="10.5pt" style:font-size-complex="10.5pt"/>
    </style:style>
    <style:style style:name="T9" style:parent-style-name="StrongEmphasis" style:family="text">
      <style:text-properties fo:font-size="10.5pt" style:font-size-asian="10.5pt" style:font-size-complex="10.5pt"/>
    </style:style>
    <style:style style:name="P10" style:parent-style-name="Textbody" style:family="paragraph">
      <style:text-properties fo:font-size="10.5pt" style:font-size-asian="10.5pt" style:font-size-complex="10.5pt"/>
    </style:style>
    <style:style style:name="P11" style:parent-style-name="Textbody" style:family="paragraph">
      <style:text-properties fo:font-size="10.5pt" style:font-size-asian="10.5pt" style:font-size-complex="10.5pt"/>
    </style:style>
    <style:style style:name="P12" style:parent-style-name="Textbody" style:family="paragraph"/>
    <style:style style:name="T13" style:parent-style-name="Policepardéfaut" style:family="text">
      <style:text-properties fo:font-size="10.5pt" style:font-size-asian="10.5pt" style:font-size-complex="10.5pt"/>
    </style:style>
    <style:style style:name="P14" style:parent-style-name="Textbody" style:family="paragraph">
      <style:paragraph-properties fo:margin-left="0.4909in">
        <style:tab-stops/>
      </style:paragraph-properties>
    </style:style>
    <style:style style:name="T15" style:parent-style-name="StrongEmphasis" style:family="text">
      <style:text-properties fo:font-size="10.5pt" style:font-size-asian="10.5pt" style:font-size-complex="10.5pt"/>
    </style:style>
    <style:style style:name="T16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7" style:parent-style-name="Policepardéfaut" style:family="text">
      <style:text-properties fo:font-size="10.5pt" style:font-size-asian="10.5pt" style:font-size-complex="10.5pt"/>
    </style:style>
    <style:style style:name="T18" style:parent-style-name="StrongEmphasis" style:family="text">
      <style:text-properties fo:font-size="10.5pt" style:font-size-asian="10.5pt" style:font-size-complex="10.5pt"/>
    </style:style>
    <style:style style:name="T19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0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1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3" style:parent-style-name="Policepardéfaut" style:family="text">
      <style:text-properties fo:font-size="10.5pt" style:font-size-asian="10.5pt" style:font-size-complex="10.5pt"/>
    </style:style>
    <style:style style:name="T2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0.5pt" style:font-size-asian="10.5pt" style:font-size-complex="10.5pt"/>
    </style:style>
    <style:style style:name="T27" style:parent-style-name="StrongEmphasis" style:family="text">
      <style:text-properties fo:font-size="10.5pt" style:font-size-asian="10.5pt" style:font-size-complex="10.5pt"/>
    </style:style>
    <style:style style:name="T28" style:parent-style-name="Policepardéfaut" style:family="text">
      <style:text-properties fo:font-size="10.5pt" style:font-size-asian="10.5pt" style:font-size-complex="10.5pt"/>
    </style:style>
    <style:style style:name="T29" style:parent-style-name="Policepardéfaut" style:family="text">
      <style:text-properties fo:font-size="10.5pt" style:font-size-asian="10.5pt" style:font-size-complex="10.5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Textbody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34" style:parent-style-name="Textbody" style:family="paragraph">
      <style:text-properties fo:font-size="10.5pt" style:font-size-asian="10.5pt" style:font-size-complex="10.5pt"/>
    </style:style>
    <style:style style:name="P35" style:parent-style-name="Textbody" style:family="paragraph">
      <style:text-properties fo:font-size="10.5pt" style:font-size-asian="10.5pt" style:font-size-complex="10.5pt"/>
    </style:style>
    <style:style style:name="P36" style:parent-style-name="Textbody" style:family="paragraph">
      <style:text-properties fo:font-size="10.5pt" style:font-size-asian="10.5pt" style:font-size-complex="10.5pt"/>
    </style:style>
    <style:style style:name="P37" style:parent-style-name="Textbody" style:family="paragraph">
      <style:text-properties fo:font-size="10.5pt" style:font-size-asian="10.5pt" style:font-size-complex="10.5pt"/>
    </style:style>
    <style:style style:name="P38" style:parent-style-name="Textbody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39" style:parent-style-name="Textbody" style:family="paragraph"/>
    <style:style style:name="T40" style:parent-style-name="Policepardéfaut" style:family="text">
      <style:text-properties fo:font-size="10.5pt" style:font-size-asian="10.5pt" style:font-size-complex="10.5pt"/>
    </style:style>
    <style:style style:name="T41" style:parent-style-name="StrongEmphasis" style:family="text">
      <style:text-properties fo:font-size="10.5pt" style:font-size-asian="10.5pt" style:font-size-complex="10.5pt"/>
    </style:style>
    <style:style style:name="T42" style:parent-style-name="Policepardéfaut" style:family="text">
      <style:text-properties fo:font-size="10.5pt" style:font-size-asian="10.5pt" style:font-size-complex="10.5pt"/>
    </style:style>
    <style:style style:name="P43" style:parent-style-name="Textbody" style:family="paragraph"/>
    <style:style style:name="T44" style:parent-style-name="Policepardéfaut" style:family="text">
      <style:text-properties fo:font-size="10.5pt" style:font-size-asian="10.5pt" style:font-size-complex="10.5pt"/>
    </style:style>
    <style:style style:name="T45" style:parent-style-name="StrongEmphasis" style:family="text">
      <style:text-properties fo:font-size="10.5pt" style:font-size-asian="10.5pt" style:font-size-complex="10.5pt"/>
    </style:style>
    <style:style style:name="P46" style:parent-style-name="Textbody" style:family="paragraph"/>
    <style:style style:name="T47" style:parent-style-name="Policepardéfaut" style:family="text">
      <style:text-properties fo:font-size="10.5pt" style:font-size-asian="10.5pt" style:font-size-complex="10.5pt"/>
    </style:style>
    <style:style style:name="T48" style:parent-style-name="StrongEmphasis" style:family="text">
      <style:text-properties fo:font-size="10.5pt" style:font-size-asian="10.5pt" style:font-size-complex="10.5pt"/>
    </style:style>
    <style:style style:name="T49" style:parent-style-name="Policepardéfaut" style:family="text">
      <style:text-properties fo:font-size="10.5pt" style:font-size-asian="10.5pt" style:font-size-complex="10.5pt"/>
    </style:style>
    <style:style style:name="P50" style:parent-style-name="Textbody" style:family="paragraph"/>
    <style:style style:name="T51" style:parent-style-name="Policepardéfaut" style:family="text">
      <style:text-properties fo:font-size="10.5pt" style:font-size-asian="10.5pt" style:font-size-complex="10.5pt"/>
    </style:style>
    <style:style style:name="T52" style:parent-style-name="StrongEmphasis" style:family="text">
      <style:text-properties fo:font-size="10.5pt" style:font-size-asian="10.5pt" style:font-size-complex="10.5pt"/>
    </style:style>
    <style:style style:name="P53" style:parent-style-name="Textbody" style:family="paragraph"/>
    <style:style style:name="T54" style:parent-style-name="Policepardéfaut" style:family="text">
      <style:text-properties fo:font-size="10.5pt" style:font-size-asian="10.5pt" style:font-size-complex="10.5pt"/>
    </style:style>
    <style:style style:name="T55" style:parent-style-name="StrongEmphasis" style:family="text">
      <style:text-properties fo:font-size="10.5pt" style:font-size-asian="10.5pt" style:font-size-complex="10.5pt"/>
    </style:style>
    <style:style style:name="P56" style:parent-style-name="Textbody" style:family="paragraph"/>
    <style:style style:name="T57" style:parent-style-name="Policepardéfaut" style:family="text">
      <style:text-properties fo:font-size="10.5pt" style:font-size-asian="10.5pt" style:font-size-complex="10.5pt"/>
    </style:style>
    <style:style style:name="T58" style:parent-style-name="StrongEmphasis" style:family="text">
      <style:text-properties fo:font-size="10.5pt" style:font-size-asian="10.5pt" style:font-size-complex="10.5pt"/>
    </style:style>
    <style:style style:name="P59" style:parent-style-name="Textbody" style:family="paragraph"/>
    <style:style style:name="T60" style:parent-style-name="StrongEmphasis" style:family="text">
      <style:text-properties fo:font-size="10.5pt" style:font-size-asian="10.5pt" style:font-size-complex="10.5pt"/>
    </style:style>
    <style:style style:name="T61" style:parent-style-name="Accentuation" style:family="text">
      <style:text-properties fo:font-style="normal" style:font-style-asian="normal" style:font-style-complex="normal"/>
    </style:style>
    <style:style style:name="T6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P63" style:parent-style-name="Titre2" style:family="paragraph">
      <style:text-properties fo:font-size="10.5pt" style:font-size-asian="10.5pt" style:font-size-complex="10.5pt"/>
    </style:style>
    <style:style style:name="P64" style:parent-style-name="Textbody" style:family="paragraph"/>
    <style:style style:name="T65" style:parent-style-name="Policepardéfaut" style:family="text">
      <style:text-properties fo:font-size="10.5pt" style:font-size-asian="10.5pt" style:font-size-complex="10.5pt"/>
    </style:style>
    <style:style style:name="T66" style:parent-style-name="StrongEmphasis" style:family="text">
      <style:text-properties fo:font-size="10.5pt" style:font-size-asian="10.5pt" style:font-size-complex="10.5pt"/>
    </style:style>
    <style:style style:name="P67" style:parent-style-name="Textbody" style:family="paragraph">
      <style:paragraph-properties fo:text-align="justify"/>
    </style:style>
    <style:style style:name="T68" style:parent-style-name="Policepardéfaut" style:family="text">
      <style:text-properties fo:font-size="10.5pt" style:font-size-asian="10.5pt" style:font-size-complex="10.5pt"/>
    </style:style>
    <style:style style:name="T69" style:parent-style-name="StrongEmphasis" style:family="text">
      <style:text-properties fo:font-size="10.5pt" style:font-size-asian="10.5pt" style:font-size-complex="10.5pt"/>
    </style:style>
    <style:style style:name="P70" style:parent-style-name="Textbody" style:family="paragraph"/>
    <style:style style:name="T71" style:parent-style-name="Policepardéfaut" style:family="text">
      <style:text-properties fo:font-size="10.5pt" style:font-size-asian="10.5pt" style:font-size-complex="10.5pt"/>
    </style:style>
    <style:style style:name="T72" style:parent-style-name="Policepardéfaut" style:family="text">
      <style:text-properties fo:font-size="10.5pt" style:font-size-asian="10.5pt" style:font-size-complex="10.5pt"/>
    </style:style>
    <style:style style:name="T73" style:parent-style-name="Policepardéfaut" style:family="text">
      <style:text-properties fo:font-size="10.5pt" style:font-size-asian="10.5pt" style:font-size-complex="10.5pt"/>
    </style:style>
    <style:style style:name="P74" style:parent-style-name="Titre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T79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4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1" style:parent-style-name="Policepardéfaut" style:family="text">
      <style:text-properties fo:font-weight="normal" style:font-weight-asian="normal" style:font-weight-complex="normal" fo:font-size="14pt" style:font-size-asian="14pt" style:font-size-complex="14pt"/>
    </style:style>
    <style:style style:name="T92" style:parent-style-name="Policepardéfaut" style:family="text">
      <style:text-properties fo:font-weight="normal" style:font-weight-asian="normal" style:font-weight-complex="normal" fo:font-size="14pt" style:font-size-asian="14pt" style:font-size-complex="14pt"/>
    </style:style>
    <style:style style:name="T9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9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2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T10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P108" style:parent-style-name="Titre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Textbody" style:family="paragraph"/>
    <style:style style:name="T110" style:parent-style-name="Policepardéfaut" style:family="text">
      <style:text-properties fo:font-size="10.5pt" style:font-size-asian="10.5pt" style:font-size-complex="10.5pt"/>
    </style:style>
    <style:style style:name="T111" style:parent-style-name="StrongEmphasis" style:family="text">
      <style:text-properties fo:font-size="10.5pt" style:font-size-asian="10.5pt" style:font-size-complex="10.5pt"/>
    </style:style>
    <style:style style:name="T112" style:parent-style-name="StrongEmphasis" style:family="text">
      <style:text-properties fo:font-size="10.5pt" style:font-size-asian="10.5pt" style:font-size-complex="10.5pt"/>
    </style:style>
    <style:style style:name="P113" style:parent-style-name="Textbody" style:family="paragraph"/>
    <style:style style:name="T114" style:parent-style-name="StrongEmphasis" style:family="text">
      <style:text-properties fo:font-size="10.5pt" style:font-size-asian="10.5pt" style:font-size-complex="10.5pt"/>
    </style:style>
    <style:style style:name="T115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P116" style:parent-style-name="Textbody" style:family="paragraph"/>
    <style:style style:name="T117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18" style:parent-style-name="StrongEmphasis" style:family="text">
      <style:text-properties fo:font-size="10.5pt" style:font-size-asian="10.5pt" style:font-size-complex="10.5pt"/>
    </style:style>
    <style:style style:name="T119" style:parent-style-name="StrongEmphasis" style:family="text">
      <style:text-properties fo:font-size="10.5pt" style:font-size-asian="10.5pt" style:font-size-complex="10.5pt"/>
    </style:style>
    <style:style style:name="T120" style:parent-style-name="StrongEmphasis" style:family="text">
      <style:text-properties fo:font-size="10.5pt" style:font-size-asian="10.5pt" style:font-size-complex="10.5pt"/>
    </style:style>
    <style:style style:name="P121" style:parent-style-name="Textbody" style:family="paragraph"/>
    <style:style style:name="T12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23" style:parent-style-name="StrongEmphasis" style:family="text">
      <style:text-properties fo:font-size="10.5pt" style:font-size-asian="10.5pt" style:font-size-complex="10.5pt"/>
    </style:style>
  </office:automatic-styles>
  <office:body>
    <office:text text:use-soft-page-breaks="true">
      <text:h text:style-name="P1" text:outline-level="1">Cahier des charges</text:h>
      <text:h text:style-name="P2" text:outline-level="2">Projet NSI – Site de conversion</text:h>
      <text:h text:style-name="Titre2" text:outline-level="2"><text:span text:style-name="T3">1.<text:s/></text:span><text:span text:style-name="T4">Présentation du projet</text:span></text:h>
      <text:p text:style-name="Textbody"/>
      <text:p text:style-name="Textbody"><text:span text:style-name="T5">Nom du projet : BaseX</text:span><text:span text:style-name="T6"><text:line-break/></text:span><text:span text:style-name="T7"><text:tab/></text:span><text:span text:style-name="T8"><text:tab/></text:span></text:p>
      <text:p text:style-name="Textbody"><text:span text:style-name="T9">Équipe de projet :</text:span></text:p>
      <text:list text:style-name="LFO1" text:continue-numbering="true">
        <text:list-item>
          <text:p text:style-name="P10">Enzo</text:p>
        </text:list-item>
        <text:list-item>
          <text:p text:style-name="P11">Stanislas</text:p>
        </text:list-item>
        <text:list-item>
          <text:p text:style-name="P12"><text:span text:style-name="T13">Mempré</text:span></text:p>
        </text:list-item>
      </text:list>
      <text:p text:style-name="P14"/>
      <text:p text:style-name="Textbody"><text:span text:style-name="T15">Professeur :<text:s/></text:span><text:span text:style-name="T16">Gérald Perminjat</text:span><text:span text:style-name="T17"><text:line-break/></text:span></text:p>
      <text:p text:style-name="Textbody"><text:span text:style-name="T18">Type de projet :</text:span><text:span text:style-name="T19"><text:s/>Site web en HTML</text:span><text:span text:style-name="T20">,</text:span><text:span text:style-name="T21"><text:s/></text:span><text:span text:style-name="T22">CSS et JavaScript</text:span><text:span text:style-name="T23"><text:line-break/></text:span></text:p>
      <text:p text:style-name="Textbody"><text:span text:style-name="T24">2.<text:s/></text:span><text:span text:style-name="T25">Objectif du projet</text:span></text:p>
      <text:p text:style-name="Textbody"><text:span text:style-name="T26">L’objectif de ce projet est de créer un site web permettant d’effectuer des<text:s/></text:span><text:span text:style-name="T27">conversions de nombres entre les bases 2, 10 et 16</text:span><text:span text:style-name="T28">.</text:span><text:span text:style-name="T29"><text:line-break/>Ce site a pour but de mettre en pratique les notions vues en spécialité NSI, notamment la représentation de l’information et le développement web.</text:span></text:p>
      <text:h text:style-name="Titre2" text:outline-level="2"><text:span text:style-name="T30">3.<text:s/></text:span><text:span text:style-name="T31">Fonctionnalités attendues</text:span><text:span text:style-name="T32"><text:s/>et contraintes</text:span></text:h>
      <text:p text:style-name="P33">Le site devra permettre :</text:p>
      <text:list text:style-name="LFO2" text:continue-numbering="true">
        <text:list-item>
          <text:p text:style-name="P34">La saisie d’un nombre à convertir<text:s/>avec le choix de la base de départ (2, 10 ou 16)</text:p>
        </text:list-item>
        <text:list-item>
          <text:p text:style-name="P35">L’affichage du résultat de la conversion<text:s/>dans les 2 autres bases</text:p>
        </text:list-item>
        <text:list-item>
          <text:p text:style-name="P36">Un<text:s/>site web<text:s/>clair<text:s/>et esthétique,<text:s/>facile d’utilisation</text:p>
        </text:list-item>
      </text:list>
      <text:p text:style-name="P37"/>
      <text:p text:style-name="P38">Le site devra également<text:s/>contenir au minimum :</text:p>
      <text:list text:style-name="LFO3" text:continue-numbering="true">
        <text:list-item>
          <text:p text:style-name="P39"><text:span text:style-name="T40">Un<text:s/></text:span><text:span text:style-name="T41">formulaire</text:span><text:span text:style-name="T42"><text:s/>pour effectuer les conversions</text:span></text:p>
        </text:list-item>
        <text:list-item>
          <text:p text:style-name="P43"><text:span text:style-name="T44">Des<text:s/></text:span><text:span text:style-name="T45">titres et sous-titres</text:span></text:p>
        </text:list-item>
        <text:list-item>
          <text:p text:style-name="P46"><text:span text:style-name="T47">Du<text:s/></text:span><text:span text:style-name="T48">texte mis en forme</text:span><text:span text:style-name="T49"><text:s/>(paragraphes, mise en valeur)</text:span></text:p>
        </text:list-item>
        <text:list-item>
          <text:p text:style-name="P50"><text:span text:style-name="T51">Une<text:s/></text:span><text:span text:style-name="T52">liste</text:span></text:p>
        </text:list-item>
        <text:list-item>
          <text:p text:style-name="P53"><text:span text:style-name="T54">Une<text:s/></text:span><text:span text:style-name="T55">image</text:span></text:p>
        </text:list-item>
        <text:list-item>
          <text:p text:style-name="P56"><text:span text:style-name="T57">Un<text:s/></text:span><text:span text:style-name="T58">lien vers un site externe</text:span></text:p>
        </text:list-item>
        <text:list-item>
          <text:p text:style-name="P59"><text:span text:style-name="T60">Deux pages<text:s/></text:span><text:span text:style-name="T61">reliées</text:span><text:s/><text:span text:style-name="T62">par des liens</text:span></text:p>
        </text:list-item>
      </text:list>
      <text:h text:style-name="P63" text:outline-level="2">Contraintes :</text:h>
      <text:list text:style-name="LFO4" text:continue-numbering="true">
        <text:list-item>
          <text:p text:style-name="P64"><text:span text:style-name="T65">Le site doit être<text:s/></text:span><text:span text:style-name="T66">mis en ligne</text:span></text:p>
        </text:list-item>
        <text:list-item>
          <text:p text:style-name="P67"><text:span text:style-name="T68">Le site doit être réalisé en<text:s/></text:span><text:span text:style-name="T69">HTML, CSS et JavaScript</text:span></text:p>
        </text:list-item>
        <text:list-item>
          <text:p text:style-name="P70"><text:span text:style-name="T71">Le site doit être<text:s/></text:span><text:span text:style-name="T72">opérationnel et<text:s/></text:span><text:span text:style-name="T73">rendu au professeur pour le lundi 12 janvier 2026</text:span></text:p>
        </text:list-item>
      </text:list>
      <text:p text:style-name="Textbody"/>
      <text:h text:style-name="P74" text:outline-level="2">4.<text:s/>Fonctionnalités<text:s/>et contenu proposés<text:s/>en plus :</text:h>
      <text:h text:style-name="Titre2" text:outline-level="2"><text:span text:style-name="T75"><text:s text:c="6"/></text:span><text:span text:style-name="T76">•<text:s/></text:span><text:span text:style-name="T77"><text:s/></text:span><text:span text:style-name="T78">3 pages</text:span><text:span text:style-name="T79"><text:s/>dédiées à la</text:span><text:span text:style-name="T80"><text:s/>conversion</text:span><text:span text:style-name="T81"><text:s/>de nombres en<text:s/></text:span><text:span text:style-name="T82">différentes bases à la main</text:span></text:h>
      <text:h text:style-name="Titre2" text:outline-level="2"><text:span text:style-name="T83"><text:s text:c="6"/></text:span><text:span text:style-name="T84">•<text:s/></text:span><text:span text:style-name="T85"><text:s/></text:span><text:span text:style-name="T86">Possibilité de<text:s/></text:span><text:span text:style-name="T87">basculer</text:span><text:span text:style-name="T88"><text:s/>entre un<text:s/></text:span><text:span text:style-name="T89">thème clair et un thème sombre</text:span></text:h>
      <text:h text:style-name="Titre2" text:outline-level="2"><text:span text:style-name="T90"><text:s text:c="6"/></text:span><text:span text:style-name="T91">•<text:s/></text:span><text:span text:style-name="T92"><text:s/></text:span><text:span text:style-name="T93">Système<text:s/></text:span><text:span text:style-name="T94">d’aiguillage sur les erreurs</text:span><text:span text:style-name="T95"><text:s/>de l’utilisateur lors de l’utilisation du convertisseur</text:span></text:h>
      <text:h text:style-name="Titre2" text:outline-level="2"><text:span text:style-name="T96"><text:s text:c="6"/></text:span><text:span text:style-name="T97">•</text:span><text:span text:style-name="T98"><text:s/></text:span><text:span text:style-name="T99"><text:s/>Un<text:s/></text:span><text:span text:style-name="T100">bouton clear</text:span><text:span text:style-name="T101"><text:s/>pour effacer le contenu du convertisseur</text:span></text:h>
      <text:h text:style-name="Titre2" text:outline-level="2"><text:span text:style-name="T102"><text:s text:c="6"/></text:span><text:span text:style-name="T103">• Les<text:s/></text:span><text:span text:style-name="T104">sources</text:span><text:span text:style-name="T105"><text:s/>et toutes les<text:s/></text:span><text:span text:style-name="T106">personnes qui ont participé</text:span><text:span text:style-name="T107"><text:s/>au projet seront mentionnés sur le site.<text:s/></text:span></text:h>
      <text:h text:style-name="P108" text:outline-level="2">5.<text:s/>Ressources</text:h>
      <text:list text:style-name="LFO5" text:continue-numbering="true">
        <text:list-item>
          <text:p text:style-name="P109"><text:span text:style-name="T110">Site :<text:s/></text:span><text:span text:style-name="T111">gerald.perminjat.free.f</text:span><text:span text:style-name="T112">r</text:span></text:p>
        </text:list-item>
        <text:list-item>
          <text:p text:style-name="P113"><text:span text:style-name="T114">Code à trous<text:s/></text:span><text:span text:style-name="T115">pour débuter le site</text:span></text:p>
        </text:list-item>
        <text:list-item>
          <text:p text:style-name="P116"><text:span text:style-name="T117">Cours de NSI de</text:span><text:span text:style-name="T118"><text:s/>M. P</text:span><text:span text:style-name="T119">ER</text:span><text:span text:style-name="T120">MINJAT</text:span></text:p>
        </text:list-item>
        <text:list-item>
          <text:p text:style-name="P121"><text:span text:style-name="T122">Cours de SNT de</text:span><text:span text:style-name="T123"><text:s/>Mme. CHASSAGNE</text:span>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empré VEYRE</meta:initial-creator>
    <dc:creator>smwiliam.perso@gmail.com</dc:creator>
    <meta:creation-date>2026-01-11T15:44:00Z</meta:creation-date>
    <dc:date>2026-01-11T19:18:00Z</dc:date>
    <meta:template xlink:href="Normal.dotm" xlink:type="simple"/>
    <meta:editing-cycles>10</meta:editing-cycles>
    <meta:editing-duration>PT5340S</meta:editing-duration>
    <meta:document-statistic meta:page-count="2" meta:paragraph-count="3" meta:word-count="284" meta:character-count="1849" meta:row-count="13" meta:non-whitespace-character-count="1568"/>
  </office:meta>
</office:document-meta>
</file>